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_20__28_var_29_" svg:stroke-width="0.1cm" draw:marker-start-width="0.45cm" draw:marker-end-width="0.45cm" draw:fill-color="#000000" draw:opacity="25%" draw:textarea-horizontal-align="center" draw:textarea-vertical-align="middle" fo:padding-top="0.175cm" fo:padding-bottom="0.175cm" fo:padding-left="0.3cm" fo:padding-right="0.3cm" draw:shadow-opacity="25%"/>
    </style:style>
    <style:style style:name="gr8" style:family="graphic" style:parent-style-name="standard">
      <style:graphic-properties draw:stroke="solid" draw:stroke-dash="Fine_20_Dashed_20__28_var_29_" svg:stroke-width="0cm" draw:marker-start-width="0.3cm" draw:marker-end-width="0.3cm" draw:fill="none" draw:fill-color="#006b6b" draw:opacity="50%" draw:textarea-horizontal-align="center" draw:textarea-vertical-align="middle" fo:padding-top="0.125cm" fo:padding-bottom="0.125cm" fo:padding-left="0.25cm" fo:padding-right="0.25cm" draw:shadow-opacity="50%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Symmetric_20_Arrow" draw:textarea-horizontal-align="center" draw:textarea-vertical-align="middle"/>
    </style:style>
    <style:style style:name="gr12" style:family="graphic" style:parent-style-name="standard">
      <style:graphic-properties svg:stroke-width="0.1cm" svg:stroke-color="#7da647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7da647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Liberation Sans'" style:font-style-name="Regular" style:font-family-generic="swiss" fo:font-size="11pt" fo:font-style="italic" style:font-family-asian="'Liberation Sans'" style:font-style-name-asian="Regular" style:font-family-generic-asian="swiss" style:font-size-asian="11pt" style:font-style-asian="italic" style:font-family-complex="'Liberation Sans'" style:font-style-name-complex="Regular" style:font-family-generic-complex="swiss" style:font-size-complex="11pt" style:font-style-complex="italic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43cm" svg:height="0.69cm" svg:x="2.56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627cm" svg:y1="4.758cm" svg:x2="2.565cm" svg:y2="9.218cm">
          <text:p/>
        </draw:line>
        <draw:line draw:style-name="gr2" draw:text-style-name="P1" draw:layer="layout" svg:x1="4.627cm" svg:y1="4.758cm" svg:x2="6.601cm" svg:y2="9.189cm">
          <text:p/>
        </draw:line>
        <draw:line draw:style-name="gr3" draw:text-style-name="P1" draw:layer="layout" svg:x1="2.563cm" svg:y1="9.987cm" svg:x2="6.581cm" svg:y2="9.987cm">
          <text:p text:style-name="P1"/>
          <text:p text:style-name="P1"/>
        </draw:line>
        <draw:line draw:style-name="gr4" draw:text-style-name="P1" draw:layer="layout" svg:x1="6.931cm" svg:y1="4.785cm" svg:x2="6.931cm" svg:y2="9.187cm">
          <text:p/>
        </draw:line>
        <draw:custom-shape draw:style-name="gr1" draw:text-style-name="P1" draw:layer="layout" svg:width="3.883cm" svg:height="0.663cm" svg:x="3.066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047cm" svg:y1="13.424cm" svg:x2="3.066cm" svg:y2="17.708cm">
          <text:p/>
        </draw:line>
        <draw:line draw:style-name="gr2" draw:text-style-name="P1" draw:layer="layout" svg:x1="5.047cm" svg:y1="13.424cm" svg:x2="6.943cm" svg:y2="17.68cm">
          <text:p/>
        </draw:line>
        <draw:line draw:style-name="gr2" draw:text-style-name="P1" draw:layer="layout" svg:x1="5.047cm" svg:y1="13.424cm" svg:x2="5.047cm" svg:y2="17.643cm">
          <text:p/>
        </draw:line>
        <draw:line draw:style-name="gr3" draw:text-style-name="P1" draw:layer="layout" svg:x1="3.064cm" svg:y1="18.447cm" svg:x2="6.923cm" svg:y2="18.447cm">
          <text:p text:style-name="P1"/>
          <text:p text:style-name="P1"/>
        </draw:line>
        <draw:line draw:style-name="gr4" draw:text-style-name="P1" draw:layer="layout" svg:x1="7.259cm" svg:y1="13.45cm" svg:x2="7.259cm" svg:y2="17.678cm">
          <text:p/>
        </draw:line>
        <draw:custom-shape draw:style-name="gr1" draw:text-style-name="P1" draw:layer="layout" svg:width="2.954cm" svg:height="1.181cm" svg:x="8.805cm" svg:y="6.7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16.409cm" svg:y1="6.879cm" svg:x2="18.104cm" svg:y2="8.394cm">
          <text:p/>
        </draw:line>
        <draw:g>
          <draw:custom-shape draw:style-name="gr5" draw:text-style-name="P1" draw:layer="layout" svg:width="1.133cm" svg:height="1.133cm" svg:x="15.088cm" svg:y="6.936cm">
            <text:p/>
            <draw:enhanced-geometry draw:glue-point-type="segments" draw:type="mso-spt100" draw:modifiers="-90 44.983694997741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" draw:text-style-name="P1" draw:layer="layout" svg:width="0.677cm" svg:height="0.964cm" svg:x="15.604cm" svg:y="6.939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4.966cm" svg:height="4.966cm" svg:x="13.173cm" svg:y="5.02cm">
          <text:p/>
          <draw:enhanced-geometry draw:glue-point-type="segments" draw:type="mso-spt100" draw:modifiers="-90 44.983694997741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7" draw:text-style-name="P1" draw:layer="layout" svg:width="1.895cm" svg:height="4.251cm" svg:x="5.04cm" svg:y="13.452cm" svg:viewBox="0 0 1896 4252" draw:points="15,4191 1896,4252 0,0">
          <text:p/>
        </draw:polygon>
        <draw:polygon draw:style-name="gr8" draw:text-style-name="P1" draw:layer="layout" svg:width="1.895cm" svg:height="4.251cm" svg:x="11.033cm" svg:y="13.552cm" svg:viewBox="0 0 1896 4252" draw:points="15,4191 1896,4252 0,0">
          <text:p/>
        </draw:polygon>
        <draw:line draw:style-name="gr4" draw:text-style-name="P1" draw:layer="layout" svg:x1="11.32cm" svg:y1="13.321cm" svg:x2="13.369cm" svg:y2="17.645cm">
          <text:p/>
        </draw:line>
        <draw:line draw:style-name="gr4" draw:text-style-name="P1" draw:layer="layout" svg:x1="11.036cm" svg:y1="18.271cm" svg:x2="12.828cm" svg:y2="18.299cm">
          <text:p/>
        </draw:line>
        <draw:frame draw:style-name="gr9" draw:layer="layout" svg:width="0.638cm" svg:height="1.002cm" svg:x="11.572cm" svg:y="18.3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0.421cm" svg:height="0.469cm" svg:x="10.094cm" svg:y="15.7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10.659cm" svg:y1="13.55cm" svg:x2="10.659cm" svg:y2="17.778cm">
          <text:p/>
        </draw:line>
        <draw:frame draw:style-name="gr9" draw:layer="layout" svg:width="0.37cm" svg:height="0.469cm" svg:x="12.495cm" svg:y="15.0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0.421cm" svg:height="0.469cm" svg:x="7.468cm" svg:y="15.3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layer="layout" svg:width="0.539cm" svg:height="0.469cm" svg:x="4.696cm" svg:y="18.57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2.303cm" svg:height="1.15cm" svg:x="15.414cm" svg:y="14.95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2" draw:layer="layout" svg:width="5.756cm" svg:height="0.683cm" svg:x="6.924cm" svg:y="11.904cm">
          <draw:text-box>
            <text:p><text:span text:style-name="T1">R is identified and specified as</text:span></text:p>
          </draw:text-box>
        </draw:frame>
        <draw:custom-shape draw:style-name="gr5" draw:text-style-name="P1" draw:layer="layout" svg:width="1.559cm" svg:height="0.798cm" svg:x="8.1cm" svg:y="15.29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59cm" svg:height="0.798cm" svg:x="13.401cm" svg:y="15.29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layer="layout" svg:width="0.421cm" svg:height="0.469cm" svg:x="7.053cm" svg:y="6.73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0.539cm" svg:height="0.469cm" svg:x="4.136cm" svg:y="10.29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0.37cm" svg:height="0.469cm" svg:x="17.293cm" svg:y="7.0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layer="layout" svg:width="0.476cm" svg:height="0.469cm" svg:x="15.191cm" svg:y="7.29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0" draw:text-style-name="P3" draw:layer="layout" svg:width="10.819cm" svg:height="1.115cm" svg:x="5.51cm" svg:y="3.377cm">
          <draw:text-box>
            <text:p text:style-name="P1"><text:span text:style-name="T1">Having a cone we want to unfold it so that it may be printed.</text:span></text:p>
            <text:p text:style-name="P1"><text:span text:style-name="T1">We will therefore need to find </text:span><text:span text:style-name="T2">α</text:span><text:span text:style-name="T1"> and </text:span><text:span text:style-name="T3">r</text:span></text:p>
          </draw:text-box>
        </draw:frame>
        <draw:frame draw:style-name="gr10" draw:text-style-name="P3" draw:layer="layout" svg:width="13.147cm" svg:height="1.115cm" svg:x="4.01cm" svg:y="19.687cm">
          <draw:text-box>
            <text:p text:style-name="P1"><text:span text:style-name="T2">α</text:span><text:span text:style-name="T1"> corresponds to the full 2Pi as the circumference of the conebase to the </text:span></text:p>
            <text:p text:style-name="P1"><text:span text:style-name="T1">circumference of the entire unfolded circle:</text:span></text:p>
          </draw:text-box>
        </draw:frame>
        <draw:custom-shape draw:style-name="gr1" draw:text-style-name="P1" draw:layer="layout" svg:width="4.043cm" svg:height="0.69cm" svg:x="3.912cm" svg:y="2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5.877cm" svg:y1="23.271cm" svg:x2="4.591cm" svg:y2="23.55cm">
          <text:p/>
        </draw:line>
        <draw:frame draw:style-name="gr9" draw:layer="layout" svg:width="0.637cm" svg:height="1.002cm" svg:x="5.048cm" svg:y="22.37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layer="layout" svg:width="3.266cm" svg:height="3.05cm" svg:x="10.88cm" svg:y="21.55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2" draw:text-style-name="P1" draw:layer="layout" svg:width="2.902cm" svg:height="1.412cm" svg:x="11.183cm" svg:y="23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117cm" svg:height="1.615cm" svg:x="15.149cm" svg:y="14.69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0.569cm" svg:height="1.195cm" svg:x="5.491cm" svg:y="1cm">
          <draw:text-box>
            <text:p><text:span text:style-name="T4">A cone with a circular b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8-15T15:15:31</meta:creation-date>
    <dc:date>2012-08-17T15:53:50</dc:date>
    <meta:editing-duration>PT33M41S</meta:editing-duration>
    <meta:editing-cycles>8</meta:editing-cycles>
    <meta:generator>LibreOffice/3.3$Unix LibreOffice_project/330m19$Build-401</meta:generator>
    <meta:document-statistic meta:object-count="44"/>
  </office:meta>
</office:document-meta>
</file>

<file path=Object 1/content.xml><?xml version="1.0" encoding="utf-8"?>
<math xmlns="http://www.w3.org/1998/Math/MathML">
  <semantics>
    <mfrac>
      <mi mathvariant="italic">bl</mi>
      <mn>2</mn>
    </mfrac>
    <annotation encoding="StarMath 5.0">{bl} over {2} </annotation>
  </semantics>
</math>
</file>

<file path=Object 10/content.xml><?xml version="1.0" encoding="utf-8"?>
<math xmlns="http://www.w3.org/1998/Math/MathML">
  <semantics>
    <mo stretchy="false">α</mo>
    <annotation encoding="StarMath 5.0">%alpha </annotation>
  </semantics>
</math>
</file>

<file path=Object 11/content.xml><?xml version="1.0" encoding="utf-8"?>
<math xmlns="http://www.w3.org/1998/Math/MathML">
  <semantics>
    <mfrac>
      <mi mathvariant="italic">bl</mi>
      <mn>2</mn>
    </mfrac>
    <annotation encoding="StarMath 5.0">bl over 2</annotation>
  </semantics>
</math>
</file>

<file path=Object 12/content.xml><?xml version="1.0" encoding="utf-8"?>
<math xmlns="http://www.w3.org/1998/Math/MathML">
  <semantics>
    <mtable>
      <mtr>
        <mtd>
          <mrow>
            <mrow>
              <mfrac>
                <mo stretchy="false">α</mo>
                <mn>360</mn>
              </mfrac>
              <mo stretchy="false">=</mo>
              <mfrac>
                <mrow>
                  <mn>2</mn>
                  <mo stretchy="false">π</mo>
                  <mfrac>
                    <mi mathvariant="italic">bl</mi>
                    <mn>2</mn>
                  </mfrac>
                </mrow>
                <mrow>
                  <mn>2</mn>
                  <mo stretchy="false">π</mo>
                  <mi>r</mi>
                </mrow>
              </mfrac>
            </mrow>
            <mo stretchy="false">=</mo>
            <mfrac>
              <mi mathvariant="italic">bl</mi>
              <mrow>
                <mn>2</mn>
                <mi>r</mi>
              </mrow>
            </mfrac>
          </mrow>
        </mtd>
      </mtr>
      <mtr>
        <mtd>
          <mo stretchy="false">→</mo>
        </mtd>
      </mtr>
      <mtr>
        <mtd>
          <mrow>
            <mo stretchy="false">α</mo>
            <mo stretchy="false">=</mo>
            <mfrac>
              <mrow>
                <mn>180</mn>
                <mi mathvariant="italic">bl</mi>
              </mrow>
              <mi>R</mi>
            </mfrac>
          </mrow>
        </mtd>
      </mtr>
    </mtable>
    <annotation encoding="StarMath 5.0">%alpha over 360 = {2 %pi bl over 2} over {2 %pi r} = {bl} over {2 r} 
newline 
%tendto 
newline
%alpha = {180 bl} over {R}
</annotation>
  </semantics>
</math>
</file>

<file path=Object 2/content.xml><?xml version="1.0" encoding="utf-8"?>
<math xmlns="http://www.w3.org/1998/Math/MathML">
  <semantics>
    <mi>h</mi>
    <annotation encoding="StarMath 5.0">h</annotation>
  </semantics>
</math>
</file>

<file path=Object 3/content.xml><?xml version="1.0" encoding="utf-8"?>
<math xmlns="http://www.w3.org/1998/Math/MathML">
  <semantics>
    <mi>r</mi>
    <annotation encoding="StarMath 5.0">r</annotation>
  </semantics>
</math>
</file>

<file path=Object 4/content.xml><?xml version="1.0" encoding="utf-8"?>
<math xmlns="http://www.w3.org/1998/Math/MathML">
  <semantics>
    <mi>h</mi>
    <annotation encoding="StarMath 5.0">h</annotation>
  </semantics>
</math>
</file>

<file path=Object 5/content.xml><?xml version="1.0" encoding="utf-8"?>
<math xmlns="http://www.w3.org/1998/Math/MathML">
  <semantics>
    <mi mathvariant="italic">bl</mi>
    <annotation encoding="StarMath 5.0">bl</annotation>
  </semantics>
</math>
</file>

<file path=Object 6/content.xml><?xml version="1.0" encoding="utf-8"?>
<math xmlns="http://www.w3.org/1998/Math/MathML">
  <semantics>
    <mrow>
      <mi>r</mi>
      <mo stretchy="false">=</mo>
      <msqrt>
        <mrow>
          <msup>
            <mi>h</mi>
            <mn>2</mn>
          </msup>
          <mo stretchy="false">+</mo>
          <msup>
            <mfrac>
              <mi mathvariant="italic">bl</mi>
              <mn>2</mn>
            </mfrac>
            <mn>2</mn>
          </msup>
        </mrow>
      </msqrt>
    </mrow>
    <annotation encoding="StarMath 5.0">r = sqrt{h^2 + {{bl} over {2}}^2}</annotation>
  </semantics>
</math>
</file>

<file path=Object 7/content.xml><?xml version="1.0" encoding="utf-8"?>
<math xmlns="http://www.w3.org/1998/Math/MathML">
  <semantics>
    <mi>h</mi>
    <annotation encoding="StarMath 5.0">h</annotation>
  </semantics>
</math>
</file>

<file path=Object 8/content.xml><?xml version="1.0" encoding="utf-8"?>
<math xmlns="http://www.w3.org/1998/Math/MathML">
  <semantics>
    <mi mathvariant="italic">bl</mi>
    <annotation encoding="StarMath 5.0">bl</annotation>
  </semantics>
</math>
</file>

<file path=Object 9/content.xml><?xml version="1.0" encoding="utf-8"?>
<math xmlns="http://www.w3.org/1998/Math/MathML">
  <semantics>
    <mi>r</mi>
    <annotation encoding="StarMath 5.0">r</annotation>
  </semantics>
</math>
</file>